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000000400E0F5A69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36cm"/>
    </style:style>
    <style:style style:name="gr3" style:family="graphic" style:parent-style-name="standard">
      <style:graphic-properties draw:stroke="none" draw:fill="none" fo:min-height="4.95cm"/>
    </style:style>
    <style:style style:name="gr4" style:family="graphic" style:parent-style-name="standard">
      <style:graphic-properties draw:stroke="none" draw:fill="none" fo:min-height="5.689cm"/>
    </style:style>
    <style:style style:name="pr1" style:family="presentation" style:parent-style-name="DebianTalk1-title">
      <style:graphic-properties draw:auto-grow-height="true" fo:min-height="3.506cm"/>
    </style:style>
    <style:style style:name="pr2" style:family="presentation" style:parent-style-name="DebianTalk1-subtitle">
      <style:graphic-properties draw:fill-color="#ffffff" draw:auto-grow-height="true" fo:min-height="13.86cm"/>
    </style:style>
    <style:style style:name="pr3" style:family="presentation" style:parent-style-name="DebianTalk1-notes">
      <style:graphic-properties draw:fill-color="#ffffff" draw:auto-grow-height="true" fo:min-height="13.364cm"/>
    </style:style>
    <style:style style:name="pr4" style:family="presentation" style:parent-style-name="DebianTalk1-outline1">
      <style:graphic-properties fo:min-height="13.61cm"/>
    </style:style>
    <style:style style:name="pr5" style:family="presentation" style:parent-style-name="DebianTalk1_5f_-title">
      <style:graphic-properties draw:auto-grow-height="true" fo:min-height="3.506cm"/>
    </style:style>
    <style:style style:name="pr6" style:family="presentation" style:parent-style-name="DebianTalk1_5f_-outline1">
      <style:graphic-properties fo:min-height="13.61cm"/>
    </style:style>
    <style:style style:name="pr7" style:family="presentation" style:parent-style-name="DebianTalk1_5f_-notes">
      <style:graphic-properties draw:fill-color="#ffffff" draw:auto-grow-height="true" fo:min-height="13.364cm"/>
    </style:style>
    <style:style style:name="P1" style:family="paragraph">
      <style:text-properties fo:font-size="20pt"/>
    </style:style>
    <style:style style:name="P2" style:family="paragraph">
      <style:text-properties fo:font-size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bianTalk1" presentation:presentation-page-layout-name="AL1T0">
        <draw:frame presentation:style-name="pr1" draw:layer="layout" svg:width="24cm" svg:height="3.506cm" svg:x="1cm" svg:y="0.837cm" presentation:class="title">
          <draw:text-box>
            <text:p>Introducción a la IA con Python</text:p>
          </draw:text-box>
        </draw:frame>
        <draw:frame presentation:style-name="pr2" draw:layer="layout" svg:width="24cm" svg:height="13.86cm" svg:x="1cm" svg:y="4.914cm" presentation:class="subtitle">
          <draw:text-box>
            <text:p>Por David Arroyo Menéndez</text:p>
            <text:p>davidam@gnu.org</text:p>
            <text:p/>
            <text:p>IngoberHack</text:p>
            <text:p>2 de Diciembre de 2017</text:p>
            <text:p/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bianTalk1" presentation:presentation-page-layout-name="AL2T1">
        <draw:frame presentation:style-name="pr1" draw:layer="layout" svg:width="24cm" svg:height="3.506cm" svg:x="1cm" svg:y="0.837cm" presentation:class="title">
          <draw:text-box>
            <text:p>Qué es Inteligencia Artificial</text:p>
          </draw:text-box>
        </draw:frame>
        <draw:frame presentation:style-name="pr4" draw:layer="layout" svg:width="24cm" svg:height="13.86cm" svg:x="1cm" svg:y="4.914cm" presentation:class="outline" presentation:user-transformed="true">
          <draw:text-box>
            <text:list text:style-name="L2">
              <text:list-item>
                <text:p>Lograr que las máquinas realicen tareas que por el momento son realizadas mejor por humanos</text:p>
              </text:list-item>
              <text:list-item>
                <text:p>Para evaluarlo se utiliza el test de Turing, esto es, ver si un humano o varios son capaces de diferenciar si interactúan con humanos o con máquinas, por ejemplo, jugando al ajedrez en un ordenador, o algo muy simple de programar como el programa M-x doctor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Ética e Inteligencia Artificial</text:p>
          </draw:text-box>
        </draw:frame>
        <draw:frame presentation:style-name="pr6" draw:layer="layout" svg:width="24cm" svg:height="13.86cm" svg:x="1cm" svg:y="4.914cm" presentation:class="outline" presentation:user-transformed="true">
          <draw:text-box>
            <text:list text:style-name="L2">
              <text:list-item>
                <text:p>Un cálculo es un cálculo, sin embargo, es cierto con estas técnicas y datos personales masivos, se hace vigilancia masiva, gran hermano</text:p>
              </text:list-item>
              <text:list-item>
                <text:p>Esto ya llevado al extremo Internet of Things (IoT) puede llegar a microcalcular por el gran hermano todo pequeño movimiento o no en nuestro propio hogar.</text:p>
              </text:list-item>
              <text:list-item>
                <text:p>Aprender estas técnicas permite para hacer valoraciones a favor y en contra de soluciones en este mund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Agentes</text:p>
          </draw:text-box>
        </draw:frame>
        <draw:frame presentation:style-name="pr6" draw:layer="layout" svg:width="24cm" svg:height="13.86cm" svg:x="1cm" svg:y="4.914cm" presentation:class="outline" presentation:user-transformed="true">
          <draw:text-box>
            <text:list text:style-name="L2">
              <text:list-item>
                <text:p>Es una técnica de ingenieria de software que puede usarse en programas de IA.</text:p>
              </text:list-item>
              <text:list-item>
                <text:p>Un agente es software que actúa, de acuerdo con preferencias de usuario en un entorn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Sistemas Basados en Reglas</text:p>
          </draw:text-box>
        </draw:frame>
        <draw:frame presentation:style-name="pr6" draw:layer="layout" svg:width="24cm" svg:height="13.86cm" svg:x="1cm" svg:y="4.914cm" presentation:class="outline" presentation:user-transformed="true">
          <draw:text-box>
            <text:list text:style-name="L2">
              <text:list-item>
                <text:p>Un sistema basado en reglas, ayuda en áreas como la medicina (ej: el diagnóstico de enfermedades, tienes unos síntomas te presentamos la enfermedad).</text:p>
              </text:list-item>
              <text:list-item>
                <text:p>El sistema más famoso basado en reglas es clips. </text:p>
              </text:list-item>
              <text:list-item>
                <text:p>$ sudo apt-get install python-clips</text:p>
              </text:list-item>
              <text:list-item>
                <text:p>$ python clips/helloduck.py</text:p>
              </text:list-item>
              <text:list-item>
                <text:p>$ python clips/rule.py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Machine Learning</text:p>
          </draw:text-box>
        </draw:frame>
        <draw:frame presentation:style-name="pr6" draw:layer="layout" svg:width="24cm" svg:height="13.86cm" svg:x="1cm" svg:y="4.914cm" presentation:class="outline" presentation:user-transformed="true">
          <draw:text-box>
            <text:list text:style-name="L2">
              <text:list-item>
                <text:p>Es un algoritmo de IA que simula el aprendizaje, pueden ser redes neuronales, algoritmos de búsqueda, …</text:p>
              </text:list-item>
              <text:list-item>
                <text:p>Generalmente, se utiliza machine learning en sistemas recomendadores (detección de spam, fraude, recomendar viajes, amigos, ...) </text:p>
              </text:list-item>
            </text:list>
          </draw:text-box>
        </draw:frame>
        <draw:frame draw:style-name="gr2" draw:text-style-name="P2" draw:layer="layout" svg:width="16.82cm" svg:height="4.61cm" svg:x="3.2cm" svg:y="13.79cm">
          <draw:text-box draw:corner-radius="0.635cm">
            <text:p><text:span text:style-name="T1">$ python layerneuralnetwork.py</text:span></text:p>
            <text:p><text:span text:style-name="T1">$ python knearest.py</text:span></text:p>
            <text:p><text:span text:style-name="T1">$ python recommender_systems.py</text:span></text:p>
            <text:p><text:span text:style-name="T1">$ python clustering.py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Álgebra Lineal</text:p>
          </draw:text-box>
        </draw:frame>
        <draw:frame presentation:style-name="pr6" draw:layer="layout" svg:width="24cm" svg:height="13.86cm" svg:x="1cm" svg:y="4.914cm" presentation:class="outline" presentation:user-transformed="true">
          <draw:text-box>
            <text:list text:style-name="L2">
              <text:list-item>
                <text:p>Para muchos algoritmos de machine learning es necesaria una base de álgebra lineal, bien construyendo tu propia libreria, o utilizando una popular (ej: numpy) </text:p>
              </text:list-item>
            </text:list>
          </draw:text-box>
        </draw:frame>
        <draw:frame draw:style-name="gr3" draw:layer="layout" svg:width="14.8cm" svg:height="5.2cm" svg:x="5.6cm" svg:y="11.4cm">
          <draw:text-box>
            <text:p>$ python linear_algebra.py</text:p>
            <text:p>$ python numpy-example.py</text:p>
            <text:p>$ python numpy-*.py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Scikit</text:p>
          </draw:text-box>
        </draw:frame>
        <draw:frame presentation:style-name="pr6" draw:layer="layout" svg:width="24cm" svg:height="13.86cm" svg:x="1cm" svg:y="4.914cm" presentation:class="outline" presentation:user-transformed="true">
          <draw:text-box>
            <text:list text:style-name="L2">
              <text:list-item>
                <text:p>Es una buena librería de machine learning</text:p>
              </text:list-item>
            </text:list>
          </draw:text-box>
        </draw:frame>
        <draw:frame draw:style-name="gr4" draw:text-style-name="P2" draw:layer="layout" svg:width="14.8cm" svg:height="5.939cm" svg:x="4.6cm" svg:y="8cm">
          <draw:text-box>
            <text:p><text:span text:style-name="T2">$ python scikit-example.py</text:span></text:p>
            <text:p><text:span text:style-name="T2">$ python scikit-naivebayes.py</text:span></text:p>
            <text:p><text:span text:style-name="T2">$ python scikit-model.py</text:span></text:p>
            <text:p><text:span text:style-name="T2">$ python scikit-multiclass.py</text:span></text:p>
            <text:p><text:span text:style-name="T2">$ python scikit-multilabel.py</text:span></text:p>
            <text:p><text:span text:style-name="T2">$ python scikit-refitting.py</text:span></text:p>
            <text:p><text:span text:style-name="T2">$ python scikit-typecasting.py</text:span></text:p>
            <text:p><text:span text:style-name="T2">$ python scikit-typecasting2.py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NLTK (I)</text:p>
          </draw:text-box>
        </draw:frame>
        <draw:frame presentation:style-name="pr6" draw:layer="layout" svg:width="24cm" svg:height="13.86cm" svg:x="1cm" svg:y="4.914cm" presentation:class="outline" presentation:user-transformed="true">
          <draw:text-box>
            <text:list text:style-name="L2">
              <text:list-item>
                <text:p>Es una buena librería de procesamiento de lenguaje natural.</text:p>
              </text:list-item>
              <text:list-item>
                <text:p>El procesamiento de lenguaje natural tiene aplicaciones como la traducción automática, los buscadores, el análisis de sentimientos, etc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NLTK (II): Texts and Words</text:p>
          </draw:text-box>
        </draw:frame>
        <draw:frame presentation:style-name="pr6" draw:layer="layout" svg:width="24cm" svg:height="13.86cm" svg:x="1cm" svg:y="4.914cm" presentation:class="outline" presentation:user-transformed="true">
          <draw:text-box>
            <text:list text:style-name="L2">
              <text:list-header>
                <text:p>$ python book.py</text:p>
                <text:p>$ python browncorpus.py</text:p>
                <text:p>$ python fdist.py</text:p>
                <text:p>$ python bigrams.py 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NLTK (II): Accessing Text Corpora and Lexical Resources</text:p>
          </draw:text-box>
        </draw:frame>
        <draw:frame presentation:style-name="pr6" draw:layer="layout" svg:width="24cm" svg:height="13.86cm" svg:x="1cm" svg:y="4.914cm" presentation:class="outline" presentation:user-transformed="true">
          <draw:text-box>
            <text:list text:style-name="L2">
              <text:list-header>
                <text:p>$ python gutenberg.py</text:p>
                <text:p>$ python webtext.py</text:p>
                <text:p>$ python chatroom.py</text:p>
                <text:p>$ python browncorpus.py</text:p>
                <text:p>$ python reuters.py</text:p>
                <text:p>$ python inaugural.py</text:p>
                <text:p>$ python parsetree.py</text:p>
                <text:p>$ python reuters.py</text:p>
                <text:p>$ python tokenizeandtag.py</text:p>
                <text:p>$ python udhr.py</text:p>
                <text:p>$ python dict.py</text:p>
                <text:p>$ python bigrams.py</text:p>
                <text:p>$ python code_unusual.py</text:p>
                <text:p>$ python stopwords.py 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NLTK (II): Accessing Text Corpora and Lexical Resources</text:p>
          </draw:text-box>
        </draw:frame>
        <draw:frame presentation:style-name="pr6" draw:layer="layout" svg:width="24cm" svg:height="13.86cm" svg:x="1cm" svg:y="4.914cm" presentation:class="outline" presentation:user-transformed="true">
          <draw:text-box>
            <text:list text:style-name="L2">
              <text:list-header>
                <text:p>$ python gutenberg.py</text:p>
                <text:p>$ python webtext.py</text:p>
                <text:p>$ python chatroom.py</text:p>
                <text:p>$ python browncorpus.py</text:p>
                <text:p>$ python reuters.py</text:p>
                <text:p>$ python inaugural.py</text:p>
                <text:p>$ python parsetree.py</text:p>
                <text:p>$ python reuters.py</text:p>
                <text:p>$ python tokenizeandtag.py</text:p>
                <text:p>$ python udhr.py</text:p>
                <text:p>$ python dict.py</text:p>
                <text:p>$ python bigrams.py</text:p>
                <text:p>$ python code_unusual.py</text:p>
                <text:p>$ python stopwords.py 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bianTalk1" presentation:presentation-page-layout-name="AL2T1">
        <draw:frame presentation:style-name="pr1" draw:layer="layout" svg:width="24cm" svg:height="3.506cm" svg:x="1cm" svg:y="0.837cm" presentation:class="title">
          <draw:text-box>
            <text:p>Simulación Social</text:p>
          </draw:text-box>
        </draw:frame>
        <draw:frame presentation:style-name="pr4" draw:layer="layout" svg:width="24cm" svg:height="13.86cm" svg:x="1cm" svg:y="4.914cm" presentation:class="outline">
          <draw:text-box>
            <text:list text:style-name="L2">
              <text:list-item>
                <text:p>Es una disciplina para simular comportamientos sociales, a los sociólogos no les gusta, prefieren cuanti y cuali.</text:p>
              </text:list-item>
              <text:list-item>
                <text:p>$ python changereligion.p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Redes Neuronales</text:p>
          </draw:text-box>
        </draw:frame>
        <draw:frame presentation:style-name="pr6" draw:layer="layout" svg:width="24cm" svg:height="13.86cm" svg:x="1cm" svg:y="4.914cm" presentation:class="outline">
          <draw:text-box>
            <text:list text:style-name="L2">
              <text:list-item>
                <text:p>En una red neuronal tenemos unas entradas, unas salidas y unos pesos entre neuronas.</text:p>
              </text:list-item>
              <text:list-item>
                <text:p>Con un conocimiento de entradas (ej: *png) y salidas (foto chico versus foto chica) se entrenan los pesos</text:p>
              </text:list-item>
              <text:list-item>
                <text:p>Cada neurona tiene una función sigmoide (similar a diodos) de si pasa o no energía.</text:p>
              </text:list-item>
              <text:list-item>
                <text:p>$ python layerneuralnetwork.py</text:p>
              </text:list-item>
              <text:list-item>
                <text:p>$ python BackPropagationNN.p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Conclusiones</text:p>
          </draw:text-box>
        </draw:frame>
        <draw:frame presentation:style-name="pr6" draw:layer="layout" svg:width="24cm" svg:height="13.86cm" svg:x="1cm" svg:y="4.914cm" presentation:class="outline">
          <draw:text-box>
            <text:list text:style-name="L2">
              <text:list-item>
                <text:p>Este taller ha pretendido presentar algunos ejercicios prácticos para quitar misticismo raro a la IA.</text:p>
              </text:list-item>
              <text:list-item>
                <text:p>Con ello se pretende que el programador tenga la suficiente inteligencia natural para aventurarse o no en la disciplina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2010000050000000400E0F5A69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bianTalk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bianTal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Talk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bianTalk1-outline1" style:family="presentation">
      <style:graphic-properties draw:stroke="none" draw:fill="none" draw:auto-grow-height="false" draw:fit-to-size="shrink-to-fit">
        <text:list-style style:name="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outline2" style:family="presentation" style:parent-style-name="DebianTalk1-outline1">
      <style:paragraph-properties fo:margin-top="0cm" fo:margin-bottom="0.4cm"/>
      <style:text-properties fo:font-size="28pt" style:font-size-asian="28pt" style:font-size-complex="28pt"/>
    </style:style>
    <style:style style:name="DebianTalk1-outline3" style:family="presentation" style:parent-style-name="DebianTalk1-outline2">
      <style:paragraph-properties fo:margin-top="0cm" fo:margin-bottom="0.3cm"/>
      <style:text-properties fo:font-size="24pt" style:font-size-asian="24pt" style:font-size-complex="24pt"/>
    </style:style>
    <style:style style:name="DebianTalk1-outline4" style:family="presentation" style:parent-style-name="DebianTalk1-outline3">
      <style:paragraph-properties fo:margin-top="0cm" fo:margin-bottom="0.2cm"/>
      <style:text-properties fo:font-size="20pt" style:font-size-asian="20pt" style:font-size-complex="20pt"/>
    </style:style>
    <style:style style:name="DebianTalk1-outline5" style:family="presentation" style:parent-style-name="DebianTalk1-outline4">
      <style:paragraph-properties fo:margin-top="0cm" fo:margin-bottom="0.1cm"/>
      <style:text-properties fo:font-size="20pt" style:font-size-asian="20pt" style:font-size-complex="20pt"/>
    </style:style>
    <style:style style:name="DebianTalk1-outline6" style:family="presentation" style:parent-style-name="DebianTalk1-outline5">
      <style:paragraph-properties fo:margin-top="0cm" fo:margin-bottom="0.1cm"/>
      <style:text-properties fo:font-size="20pt" style:font-size-asian="20pt" style:font-size-complex="20pt"/>
    </style:style>
    <style:style style:name="DebianTalk1-outline7" style:family="presentation" style:parent-style-name="DebianTalk1-outline6">
      <style:paragraph-properties fo:margin-top="0cm" fo:margin-bottom="0.1cm"/>
      <style:text-properties fo:font-size="20pt" style:font-size-asian="20pt" style:font-size-complex="20pt"/>
    </style:style>
    <style:style style:name="DebianTalk1-outline8" style:family="presentation" style:parent-style-name="DebianTalk1-outline7">
      <style:paragraph-properties fo:margin-top="0cm" fo:margin-bottom="0.1cm"/>
      <style:text-properties fo:font-size="20pt" style:font-size-asian="20pt" style:font-size-complex="20pt"/>
    </style:style>
    <style:style style:name="DebianTalk1-outline9" style:family="presentation" style:parent-style-name="DebianTalk1-outline8">
      <style:paragraph-properties fo:margin-top="0cm" fo:margin-bottom="0.1cm"/>
      <style:text-properties fo:font-size="20pt" style:font-size-asian="20pt" style:font-size-complex="20pt"/>
    </style:style>
    <style:style style:name="DebianTalk1-subtitle" style:family="presentation">
      <style:graphic-properties draw:stroke="none" draw:fill="none" draw:textarea-vertical-align="middle">
        <text:list-style style:name="DebianTal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title" style:family="presentation">
      <style:graphic-properties draw:stroke="none" draw:fill="none" draw:textarea-vertical-align="middle">
        <text:list-style style:name="DebianTal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bianTalk1_5f_-background" style:display-name="DebianTalk1_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bianTalk1_5f_-backgroundobjects" style:display-name="DebianTalk1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Talk1_5f_-notes" style:display-name="DebianTalk1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bianTalk1_5f_-outline1" style:display-name="DebianTalk1_-outline1" style:family="presentation">
      <style:graphic-properties draw:stroke="none" draw:fill="none" draw:auto-grow-height="false" draw:fit-to-size="shrink-to-fit">
        <text:list-style style:name="DebianTalk1_5f_-outline1" style:display-name="DebianTalk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_5f_-outline2" style:display-name="DebianTalk1_-outline2" style:family="presentation" style:parent-style-name="DebianTalk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bianTalk1_5f_-outline3" style:display-name="DebianTalk1_-outline3" style:family="presentation" style:parent-style-name="DebianTalk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bianTalk1_5f_-outline4" style:display-name="DebianTalk1_-outline4" style:family="presentation" style:parent-style-name="DebianTalk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bianTalk1_5f_-outline5" style:display-name="DebianTalk1_-outline5" style:family="presentation" style:parent-style-name="DebianTalk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_5f_-outline6" style:display-name="DebianTalk1_-outline6" style:family="presentation" style:parent-style-name="DebianTalk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_5f_-outline7" style:display-name="DebianTalk1_-outline7" style:family="presentation" style:parent-style-name="DebianTalk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_5f_-outline8" style:display-name="DebianTalk1_-outline8" style:family="presentation" style:parent-style-name="DebianTalk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_5f_-outline9" style:display-name="DebianTalk1_-outline9" style:family="presentation" style:parent-style-name="DebianTalk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_5f_-subtitle" style:display-name="DebianTalk1_-subtitle" style:family="presentation">
      <style:graphic-properties draw:stroke="none" draw:fill="none" draw:textarea-vertical-align="middle">
        <text:list-style style:name="DebianTalk1_5f_-subtitle" style:display-name="DebianTalk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_5f_-title" style:display-name="DebianTalk1_-title" style:family="presentation">
      <style:graphic-properties draw:stroke="none" draw:fill="none" draw:textarea-vertical-align="middle">
        <text:list-style style:name="DebianTalk1_5f_-title" style:display-name="DebianTalk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bianTalk1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bianTalk1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bianTalk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bianTalk1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bianTalk1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bianTalk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bianTalk1" style:page-layout-name="PM1" draw:style-name="Mdp1">
      <draw:frame presentation:style-name="DebianTalk1-title" draw:layer="backgroundobjects" svg:width="24cm" svg:height="3.506cm" svg:x="1cm" svg:y="0.837cm" presentation:class="title" presentation:placeholder="true">
        <draw:text-box/>
      </draw:frame>
      <draw:frame presentation:style-name="DebianTalk1-outline1" draw:layer="backgroundobjects" svg:width="24cm" svg:height="13.86cm" svg:x="1cm" svg:y="4.914cm" presentation:class="outline" presentation:placeholder="true">
        <draw:text-box/>
      </draw:frame>
      <draw:frame presentation:style-name="Mpr1" draw:text-style-name="MP1" draw:layer="backgroundobjects" svg:width="6.523cm" svg:height="0.869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869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925cm" svg:height="0.869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bianTalk1-title" draw:layer="backgroundobjects" svg:width="14.848cm" svg:height="11.135cm" svg:x="3.075cm" svg:y="2.257cm" presentation:class="page"/>
        <draw:frame presentation:style-name="DebianTalk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bianTalk1_5f_" style:display-name="DebianTalk1_" style:page-layout-name="PM1" draw:style-name="Mdp1">
      <draw:frame presentation:style-name="DebianTalk1_5f_-title" draw:layer="backgroundobjects" svg:width="24cm" svg:height="3.506cm" svg:x="1cm" svg:y="0.837cm" presentation:class="title" presentation:placeholder="true">
        <draw:text-box/>
      </draw:frame>
      <draw:frame presentation:style-name="DebianTalk1_5f_-outline1" draw:layer="backgroundobjects" svg:width="24cm" svg:height="13.86cm" svg:x="1cm" svg:y="4.914cm" presentation:class="outline" presentation:placeholder="true">
        <draw:text-box/>
      </draw:frame>
      <draw:frame presentation:style-name="Mpr4" draw:text-style-name="MP1" draw:layer="backgroundobjects" svg:width="6.523cm" svg:height="0.869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0.869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4.925cm" svg:height="0.869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bianTalk1_5f_-title" draw:layer="backgroundobjects" svg:width="14.848cm" svg:height="11.135cm" svg:x="3.075cm" svg:y="2.257cm" presentation:class="page"/>
        <draw:frame presentation:style-name="DebianTalk1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2T07:17:11.515487039</meta:creation-date>
    <meta:editing-duration>PT1H56M53S</meta:editing-duration>
    <meta:editing-cycles>9</meta:editing-cycles>
    <dc:title>DebianTalk</dc:title>
    <meta:generator>LibreOffice/4.3.3.2$Linux_X86_64 LibreOffice_project/430m0$Build-2</meta:generator>
    <meta:initial-creator>David Menéndez</meta:initial-creator>
    <dc:date>2017-11-25T01:00:05.127831175</dc:date>
    <dc:creator>David Menéndez</dc:creator>
    <meta:document-statistic meta:object-count="95"/>
    <meta:template xlink:type="simple" xlink:actuate="onRequest" xlink:title="DebianTalk" xlink:href="../../../../usr/lib/libreoffice/share/template/en-US/presnt/debian-presentation.otp"/>
  </office:meta>
</office:document-meta>
</file>